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fill="hatch" draw:fill-hatch-name="Blue_20_Crossed_20_0_20_Degrees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g>
          <draw:path draw:style-name="gr1" draw:text-style-name="P1" draw:layer="layout" svg:width="0.459cm" svg:height="1.095cm" draw:transform="skewX (0.000872664625997) rotate (1.56870193169221) translate (6.39499043625578cm 2.14510057930325cm)" svg:viewBox="0 0 460 1096" svg:d="m39 12799c101 6 214 8 298 72 92 70 66 206 100 309 32 100 7 206 20 309 15 110-33 211-69 309-48 132-238 127-298 0-47-101-93-207-90-319 3-103 3-206 9-309 10-146 151-203 228-299l100-62 89-10">
            <text:p/>
          </draw:path>
          <draw:path draw:style-name="gr1" draw:text-style-name="P1" draw:layer="layout" svg:width="0.459cm" svg:height="1.095cm" draw:transform="skewX (0.000872664625997) rotate (1.56870193169221) translate (6.39778296164122cm 1.83728299136497cm)" svg:viewBox="0 0 460 1096" svg:d="m39 12803c101 6 214 8 298 72 92 70 66 206 100 309 32 100 7 206 20 309 15 110-33 211-69 309-48 132-238 127-298 0-47-101-93-207-90-319 3-103 3-206 9-309 10-146 151-203 228-299l100-62 89-10">
            <text:p/>
          </draw:path>
          <draw:path draw:style-name="gr1" draw:text-style-name="P1" draw:layer="layout" svg:width="0.459cm" svg:height="1.095cm" draw:transform="rotate (1.56870193169221) translate (6.39848159525517cm 1.58836544150285cm)" svg:viewBox="0 0 460 1096" svg:d="m39 12804c102 6 214 8 298 72 93 70 66 206 100 309 33 100 7 206 20 309 15 110-33 211-69 309-48 132-238 127-298 0-47-101-93-207-90-319 3-103 3-206 10-309 9-146 151-203 228-299l99-62 90-10">
            <text:p/>
          </draw:path>
          <draw:path draw:style-name="gr1" draw:text-style-name="P1" draw:layer="layout" svg:width="0.535cm" svg:height="0.623cm" draw:transform="rotate (1.56887646461741) translate (6.38515124276474cm 2.50817452249157cm)" svg:viewBox="0 0 536 624" svg:d="m536 12786c-130-38-201 114-228 216s-69 202-79 309l-110 72-109 10-10 11">
            <text:p/>
          </draw:path>
          <draw:path draw:style-name="gr1" draw:text-style-name="P1" draw:layer="layout" svg:width="0.535cm" svg:height="0.596cm" draw:transform="rotate (1.56887646461741) translate (6.38636373969117cm 1.16807921535792cm)" svg:viewBox="0 0 536 597" svg:d="m0 12777c136 29 122 183 179 278 62 105-61 276 129 308h99 100l29 11">
            <text:p/>
          </draw:path>
        </draw:g>
        <draw:g>
          <draw:path draw:style-name="gr1" draw:text-style-name="P1" draw:layer="layout" svg:width="0.459cm" svg:height="1.095cm" draw:transform="skewX (0.001745329251994) rotate (1.56870193169221) translate (6.39599167931844cm 3.83043783889621cm)" svg:viewBox="0 0 460 1096" svg:d="m38 12808c101 6 214 8 298 72 93 70 66 206 100 309 33 100 7 206 21 309 15 110-33 211-69 309-48 132-238 127-298 0-47-101-93-207-90-319 3-103 2-206 9-309 9-146 151-203 228-299l99-62 90-10">
            <text:p/>
          </draw:path>
          <draw:path draw:style-name="gr1" draw:text-style-name="P1" draw:layer="layout" svg:width="0.459cm" svg:height="1.095cm" draw:transform="skewX (0.000872664625997) rotate (1.56870193169221) translate (6.39878296164122cm 3.52321376878776cm)" svg:viewBox="0 0 460 1096" svg:d="m39 12812c101 6 214 8 298 72 92 70 66 206 100 309 32 100 7 206 20 309 15 110-33 211-69 309-48 132-238 127-298 0-47-101-93-207-90-319 3-103 3-206 9-309 10-146 151-203 228-299l100-62 89-10">
            <text:p/>
          </draw:path>
          <draw:path draw:style-name="gr1" draw:text-style-name="P1" draw:layer="layout" svg:width="0.459cm" svg:height="1.095cm" draw:transform="skewX (0.000872664625997) rotate (1.56870193169221) translate (6.39948283831595cm 3.27370270199816cm)" svg:viewBox="0 0 460 1096" svg:d="m39 12813c101 6 214 8 298 72 92 70 66 206 100 309 32 100 7 206 20 309 15 110-33 211-69 309-48 132-238 127-298 0-47-101-93-207-90-319 3-103 3-206 9-309 10-146 151-203 228-299l100-62 89-10">
            <text:p/>
          </draw:path>
          <draw:path draw:style-name="gr1" draw:text-style-name="P1" draw:layer="layout" svg:width="0.534cm" svg:height="0.623cm" draw:transform="skewX (0.0015707963267946) rotate (1.56887646461741) translate (6.38615312436082cm 4.19312523280874cm)" svg:viewBox="0 0 535 624" svg:d="m535 12794c-130-38-201 114-228 216s-68 202-79 309l-109 72-109 10-10 11">
            <text:p/>
          </draw:path>
          <draw:path draw:style-name="gr1" draw:text-style-name="P1" draw:layer="layout" svg:width="0.535cm" svg:height="0.596cm" draw:transform="rotate (1.56887646461741) translate (6.38736373969117cm 2.85400999278071cm)" svg:viewBox="0 0 536 597" svg:d="m0 12786c136 29 122 183 179 278 62 105-61 276 129 308h99 100l29 11">
            <text:p/>
          </draw:path>
        </draw:g>
        <draw:custom-shape draw:style-name="gr2" draw:text-style-name="P1" draw:layer="layout" svg:width="1.9cm" svg:height="0.5cm" svg:x="6cm" svg:y="0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cm" svg:y1="0.604cm" svg:x2="7.9cm" svg:y2="0.604cm">
          <text:p/>
        </draw:line>
        <draw:custom-shape draw:style-name="gr4" draw:text-style-name="P1" draw:layer="layout" svg:width="1cm" svg:height="1cm" svg:x="6.5cm" svg:y="4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3" draw:layer="layout" svg:width="3.7cm" svg:height="0.814cm" svg:x="5.2cm" svg:y="5.2cm">
          <draw:text-box>
            <text:p text:style-name="P2"><text:span text:style-name="T1">バネの直列</text:span></text:p>
          </draw:text-box>
        </draw:frame>
        <draw:g>
          <draw:path draw:style-name="gr1" draw:text-style-name="P1" draw:layer="layout" svg:width="0.375cm" svg:height="1.095cm" draw:transform="rotate (1.56817833291661) translate (1.90897128022809cm 1.87095931495877cm)" svg:viewBox="0 0 376 1096" svg:d="m31 3828c83 6 176 8 244 72 76 70 54 206 82 309 27 100 6 206 17 309 12 110-28 211-57 309-39 132-194 127-243 0-39-101-76-207-74-319 2-103 2-206 8-309 7-146 123-203 186-299l81-62 73-10">
            <text:p/>
          </draw:path>
          <draw:path draw:style-name="gr1" draw:text-style-name="P1" draw:layer="layout" svg:width="0.375cm" svg:height="1.095cm" draw:transform="rotate (1.56817833291661) translate (1.91176380561353cm 1.61932900609717cm)" svg:viewBox="0 0 376 1096" svg:d="m31 3832c83 6 176 8 244 72 76 70 54 206 82 309 27 100 6 206 17 309 12 110-28 211-57 309-39 132-194 127-243 0-39-101-76-207-74-319 2-103 2-206 8-309 7-146 123-203 186-299l81-62 73-10">
            <text:p/>
          </draw:path>
          <draw:path draw:style-name="gr1" draw:text-style-name="P1" draw:layer="layout" svg:width="0.375cm" svg:height="1.095cm" draw:transform="skewX (-0.000872664625997) rotate (1.56817833291661) translate (1.91246212842012cm 1.41595580880807cm)" svg:viewBox="0 0 376 1096" svg:d="m32 3832c83 6 175 8 244 72 75 70 53 206 81 309 27 100 6 206 17 309 12 110-28 211-57 309-39 132-195 127-244 0-38-101-75-207-73-319 2-103 2-206 8-309 8-146 123-203 187-299l81-62 73-10">
            <text:p/>
          </draw:path>
          <draw:path draw:style-name="gr1" draw:text-style-name="P1" draw:layer="layout" svg:width="0.437cm" svg:height="0.623cm" draw:transform="rotate (1.56852739876701) translate (1.89918484709498cm 2.16745441796687cm)" svg:viewBox="0 0 438 624" svg:d="m438 3814c-107-38-165 114-187 216s-56 202-64 309l-90 72-89 10-8 11">
            <text:p/>
          </draw:path>
          <draw:path draw:style-name="gr1" draw:text-style-name="P1" draw:layer="layout" svg:width="0.439cm" svg:height="0.596cm" draw:transform="skewX (0.001745329251994) rotate (1.56852739876701) translate (1.90036373969117cm 1.0724088859826cm)" svg:viewBox="0 0 440 597" svg:d="m0 3806c111 29 100 183 147 278 51 105-49 276 106 308h81 82l24 11">
            <text:p/>
          </draw:path>
        </draw:g>
        <draw:g>
          <draw:path draw:style-name="gr1" draw:text-style-name="P1" draw:layer="layout" svg:width="0.375cm" svg:height="1.095cm" draw:transform="rotate (1.56817833291661) translate (3.19697128022809cm 1.87095931495876cm)" svg:viewBox="0 0 376 1096" svg:d="m31 6404c83 6 176 8 244 72 76 70 54 206 82 309 27 100 6 206 17 309 12 110-28 211-57 309-39 132-194 127-243 0-39-101-76-207-74-319 2-103 2-206 8-309 7-146 123-203 186-299l81-62 73-10">
            <text:p/>
          </draw:path>
          <draw:path draw:style-name="gr1" draw:text-style-name="P1" draw:layer="layout" svg:width="0.375cm" svg:height="1.095cm" draw:transform="rotate (1.56817833291661) translate (3.19976380561353cm 1.61932900609717cm)" svg:viewBox="0 0 376 1096" svg:d="m31 6408c83 6 176 8 244 72 76 70 54 206 82 309 27 100 6 206 17 309 12 110-28 211-57 309-39 132-194 127-243 0-39-101-76-207-74-319 2-103 2-206 8-309 7-146 123-203 186-299l81-62 73-10">
            <text:p/>
          </draw:path>
          <draw:path draw:style-name="gr1" draw:text-style-name="P1" draw:layer="layout" svg:width="0.375cm" svg:height="1.095cm" draw:transform="skewX (-0.000872664625997) rotate (1.56817833291661) translate (3.20046212842012cm 1.41595580880807cm)" svg:viewBox="0 0 376 1096" svg:d="m32 6408c83 6 175 8 244 72 75 70 53 206 81 309 27 100 6 206 17 309 12 110-28 211-57 309-39 132-195 127-244 0-38-101-75-207-73-319 2-103 2-206 8-309 8-146 123-203 187-299l81-62 73-10">
            <text:p/>
          </draw:path>
          <draw:path draw:style-name="gr1" draw:text-style-name="P1" draw:layer="layout" svg:width="0.437cm" svg:height="0.623cm" draw:transform="rotate (1.56852739876701) translate (3.18718484709498cm 2.16745441796687cm)" svg:viewBox="0 0 438 624" svg:d="m438 6390c-107-38-165 114-187 216s-56 202-64 309l-90 72-89 10-8 11">
            <text:p/>
          </draw:path>
          <draw:path draw:style-name="gr1" draw:text-style-name="P1" draw:layer="layout" svg:width="0.439cm" svg:height="0.596cm" draw:transform="skewX (0.001745329251994) rotate (1.56852739876701) translate (3.18836373969117cm 1.0724088859826cm)" svg:viewBox="0 0 440 597" svg:d="m0 6382c111 29 100 183 147 278 51 105-49 276 106 308h81 82l24 11">
            <text:p/>
          </draw:path>
        </draw:g>
        <draw:custom-shape draw:style-name="gr2" draw:text-style-name="P1" draw:layer="layout" svg:width="2.3cm" svg:height="0.5cm" svg:x="1.9cm" svg:y="0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9cm" svg:y1="0.604cm" svg:x2="4.2cm" svg:y2="0.604cm">
          <text:p/>
        </draw:line>
        <draw:line draw:style-name="gr3" draw:text-style-name="P1" draw:layer="layout" svg:x1="2.523cm" svg:y1="2.2cm" svg:x2="3.805cm" svg:y2="2.2cm">
          <text:p/>
        </draw:line>
        <draw:line draw:style-name="gr6" draw:text-style-name="P1" draw:layer="layout" svg:x1="3.1cm" svg:y1="2.2cm" svg:x2="3.1cm" svg:y2="2.7cm">
          <text:p/>
        </draw:line>
        <draw:custom-shape draw:style-name="gr4" draw:text-style-name="P1" draw:layer="layout" svg:width="1cm" svg:height="1cm" svg:x="2.6cm" svg:y="2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3" draw:layer="layout" svg:width="3.6cm" svg:height="0.814cm" svg:x="1.5cm" svg:y="4.1cm">
          <draw:text-box>
            <text:p text:style-name="P2"><text:span text:style-name="T1">バネの並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hatch draw:name="Blue_20_Crossed_20_0_20_Degrees" draw:display-name="Blue Crossed 0 Degrees" draw:style="double" draw:color="#000080" draw:distance="0.076cm" draw:rotation="90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1:09:14</dc:date>
    <meta:editing-cycles>13</meta:editing-cycles>
    <meta:editing-duration>PT04H54M44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